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5">do text</text:span></text:p><text:p text:style-name="P5"><text:span text:style-name="T5">from document(at=header, format='odt')</text:span></text:p></office:annotation><text:span text:style-name="T2">Import depuis header.odt</text:span></text:p></draw:text-box></draw:frame><text:text-input text:description="Commune, le xxx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Standard">Administration de l’Urbanisme<text:line-break/>Place Léopold n° 3</text:p><text:p text:style-name="Standard"/><text:p text:style-name="P4">5000 NAMUR</text:p><text:p text:style-name="P4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claration urbanistique</text:p>
      <text:p text:style-name="UrbanBody"/>
      <text:p text:style-name="UrbanBody"><text:span text:style-name="T3"><office:annotation><dc:creator>Gauthier Bastien</dc:creator><dc:date>2011-01-13T14:56:41</dc:date><text:p text:style-name="P5"><text:span text:style-name="T5">do text</text:span></text:p><text:p text:style-name="P5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Monsieur le Fonctionnaire délégué,</text:p>
      <text:p text:style-name="UrbanBody"/>
      <text:p text:style-name="UrbanBody"><office:annotation><dc:creator>Gauthier Bastien</dc:creator><dc:date>2011-09-06T13:21:08</dc:date><text:p text:style-name="P5"><text:span text:style-name="T5">do text if </text:span><text:span text:style-name="T6">len(self.getApplicants()) &gt; 1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eur signifiant que notre Collège communal, en séance du <text:text-input text:description="Date du collège">tool.formatDate(self.getLastCollegeReport().getEventDate())</text:text-input>, a considéré comme <text:span text:style-name="T4"><text:text-input text:description="">self.getReceivability().upper()</text:text-input></text:span>, la déclaration dont question sous objet.</text:p>
      <text:p text:style-name="UrbanBody"><office:annotation><dc:creator>Gauthier Bastien</dc:creator><dc:date>2011-09-06T13:21:08</dc:date><text:p text:style-name="P5"><text:span text:style-name="T5">do text if </text:span><text:span text:style-name="T6">len(self.getApplicants()) == 1</text:span><text:span text:style-name="T6"> and self.getLastCollegeReport().getDecision() == 'favorable'</text:span></text:p></office:annotation>Par la présente, nous vous transmettons copie de la délibération envoyée à <text:text-input text:description="Demandeurs">self.getApplicantsSignaletic()</text:text-input>, lui signifiant que notre Collège communal, en séance du <text:text-input text:description="Date du collège">tool.formatDate(self.getLastCollegeReport().getEventDate())</text:text-input>, a considéré comme <text:span text:style-name="T4"><text:text-input text:description="">self.getReceivability().upper()</text:text-input></text:span>, la déclaration dont question sous objet.</text:p>
      <text:p text:style-name="UrbanBody"/>
      <text:p text:style-name="UrbanBody">Vous souhaitant bonne réception de la présente et de son annexe, nous vous prions d’agréer, Monsieur le Fonctionnaire délégué, l’assurance de notre considération distinguée. </text:p>
      <text:p text:style-name="UrbanBody"/>
      <text:p text:style-name="UrbanBody"><office:annotation><dc:creator>Gauthier Bastien</dc:creator><dc:date>2011-01-13T14:56:41</dc:date><text:p text:style-name="P5"><text:span text:style-name="T5">do text</text:span></text:p><text:p text:style-name="P5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2-01-06T16:01:49</dc:date>
    <dc:language>fr-FR</dc:language>
    <meta:editing-cycles>75</meta:editing-cycles>
    <meta:editing-duration>PT33H44M15S</meta:editing-duration>
    <dc:creator>Gauthier Bastien</dc:creator>
    <meta:document-statistic meta:table-count="0" meta:image-count="0" meta:object-count="0" meta:page-count="1" meta:paragraph-count="17" meta:word-count="131" meta:character-count="1258"/>
    <meta:user-defined meta:name="Info 1"/>
    <meta:user-defined meta:name="Info 2"/>
    <meta:user-defined meta:name="Info 3"/>
    <meta:user-defined meta:name="Info 4"/>
  </office:meta>
</office:document-meta>
</file>